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709cm" fo:margin-left="0cm" fo:margin-top="0cm" fo:margin-bottom="0cm" table:align="left" style:may-break-between-rows="true" style:writing-mode="page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2.671cm"/>
    </style:style>
    <style:style style:name="Таблица1.C" style:family="table-column">
      <style:table-column-properties style:column-width="2.623cm"/>
    </style:style>
    <style:style style:name="Таблица1.D" style:family="table-column">
      <style:table-column-properties style:column-width="3.395cm"/>
    </style:style>
    <style:style style:name="Таблица1.E" style:family="table-column">
      <style:table-column-properties style:column-width="6.197cm"/>
    </style:style>
    <style:style style:name="Таблица1.F" style:family="table-column">
      <style:table-column-properties style:column-width="6.195cm"/>
    </style:style>
    <style:style style:name="Таблица1.G" style:family="table-column">
      <style:table-column-properties style:column-width="3.528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" fo:padding="0.097cm" fo:border="0.5pt solid #000000"/>
    </style:style>
    <style:style style:name="Таблица1.2" style:family="table-row">
      <style:table-row-properties style:min-row-height="0.841cm" fo:keep-together="auto"/>
    </style:style>
    <style:style style:name="Таблица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1.632cm" fo:keep-together="auto"/>
    </style:style>
    <style:style style:name="Таблица1.5" style:family="table-row">
      <style:table-row-properties style:min-row-height="2.422cm" fo:keep-together="auto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4.283cm" style:rel-column-width="10922*"/>
    </style:style>
    <style:style style:name="Таблица2.B" style:family="table-column">
      <style:table-column-properties style:column-width="4.283cm" style:rel-column-width="1092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5f2da5" officeooo:paragraph-rsid="005f2da5" style:font-weight-asian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officeooo:rsid="005f2da5" officeooo:paragraph-rsid="005f2da5"/>
    </style:style>
    <style:style style:name="P19" style:family="paragraph" style:parent-style-name="Text_20_body">
      <style:text-properties officeooo:rsid="005f2da5" officeooo:paragraph-rsid="005f2da5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6f3a0" officeooo:paragraph-rsid="0066f3a0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6b0ad4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6b0e7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a73574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a874cb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6aa44c" officeooo:paragraph-rsid="006aa44c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6b0ad4" officeooo:paragraph-rsid="006b0ad4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7a6023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a874cb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bbbb8" officeooo:paragraph-rsid="007bbbb8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b0e7e" officeooo:paragraph-rsid="006b0e7e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f0e03" officeooo:paragraph-rsid="006f0e03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8df23c" officeooo:paragraph-rsid="008df23c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8f4391" officeooo:paragraph-rsid="008f4391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7138eb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a3c1cf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15bc2" officeooo:paragraph-rsid="00915bc2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2efbc" officeooo:paragraph-rsid="0092efbc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a518af" officeooo:paragraph-rsid="00a518af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759a2" officeooo:paragraph-rsid="00a759a2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8c77e" officeooo:paragraph-rsid="00a8c77e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6b0e7e" officeooo:paragraph-rsid="006b0e7e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6d37a8" officeooo:paragraph-rsid="006d37a8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83259a" officeooo:paragraph-rsid="0083259a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6f0e03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04ed5" officeooo:paragraph-rsid="00704ed5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92efbc" officeooo:paragraph-rsid="0092efbc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947bb5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officeooo:rsid="009fc0da" officeooo:paragraph-rsid="009fc0da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a518af" officeooo:paragraph-rsid="00a518af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8aaf9e" officeooo:paragraph-rsid="008aaf9e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704ed5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947bb5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938d77" officeooo:paragraph-rsid="00938d77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95ff72" officeooo:paragraph-rsid="0095ff72"/>
    </style:style>
    <style:style style:name="P57" style:family="paragraph" style:parent-style-name="Standard">
      <style:text-properties officeooo:paragraph-rsid="00afecb6"/>
    </style:style>
    <style:style style:name="P58" style:family="paragraph" style:parent-style-name="Standard">
      <style:text-properties officeooo:paragraph-rsid="00b1cdf0"/>
    </style:style>
    <style:style style:name="P59" style:family="paragraph" style:parent-style-name="Text_20_body">
      <style:text-properties officeooo:rsid="00fc5c61" officeooo:paragraph-rsid="00fc5c61"/>
    </style:style>
    <style:style style:name="P60" style:family="paragraph" style:parent-style-name="Table">
      <style:paragraph-properties fo:keep-with-next="always"/>
    </style:style>
    <style:style style:name="P61" style:family="paragraph" style:parent-style-name="Heading_20_1">
      <style:text-properties officeooo:rsid="005f2da5" officeooo:paragraph-rsid="005f2da5"/>
    </style:style>
    <style:style style:name="P6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9f180"/>
    </style:style>
    <style:style style:name="P63" style:family="paragraph" style:parent-style-name="Heading_20_2"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/>
      <style:text-properties fo:color="#e6edf3" loext:opacity="100%" style:font-name="Source Code Pro Semibold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4" style:family="paragraph" style:parent-style-name="Heading_20_2" style:master-page-name="Landscape">
      <style:paragraph-properties style:page-number="auto"/>
    </style:style>
    <style:style style:name="P65" style:family="paragraph" style:parent-style-name="Heading_20_2" style:master-page-name="Standard">
      <style:paragraph-properties style:page-number="auto"/>
      <style:text-properties officeooo:paragraph-rsid="00adeb51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75a2f7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d87eb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fa1c48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771928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d87eb4"/>
    </style:style>
    <style:style style:name="P71" style:family="paragraph" style:parent-style-name="Standard">
      <style:text-properties fo:language="en" fo:country="US" officeooo:rsid="00b34b3a" officeooo:paragraph-rsid="00b34b3a"/>
    </style:style>
    <style:style style:name="P72" style:family="paragraph" style:parent-style-name="Table">
      <style:paragraph-properties fo:keep-with-next="always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b1cdf0" loext:padding="0cm" loext:border="none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afecb6" loext:padding="0cm" loext:border="none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bd77d2" loext:padding="0cm" loext:border="none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1151362" loext:padding="0cm" loext:border="none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bd77d2" loext:padding="0cm" loext:border="none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ec47b5" loext:padding="0cm" loext:border="none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da51e9" loext:padding="0cm" loext:border="none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151362" loext:padding="0cm" loext:border="none"/>
    </style:style>
    <style:style style:name="P81" style:family="paragraph" style:parent-style-name="Table_20_Contents">
      <style:text-properties officeooo:rsid="0074d680" officeooo:paragraph-rsid="0074d680"/>
    </style:style>
    <style:style style:name="P82" style:family="paragraph" style:parent-style-name="Table_20_Contents">
      <style:text-properties officeooo:rsid="0074d680" officeooo:paragraph-rsid="00771928"/>
    </style:style>
    <style:style style:name="P83" style:family="paragraph" style:parent-style-name="Table_20_Contents">
      <style:text-properties officeooo:rsid="0074d680" officeooo:paragraph-rsid="00ee8866"/>
    </style:style>
    <style:style style:name="P84" style:family="paragraph" style:parent-style-name="Table_20_Contents">
      <style:text-properties fo:language="en" fo:country="US" officeooo:rsid="0074d680" officeooo:paragraph-rsid="0074d680"/>
    </style:style>
    <style:style style:name="P85" style:family="paragraph" style:parent-style-name="Table_20_Contents">
      <style:text-properties fo:language="en" fo:country="US" officeooo:rsid="0074d680" officeooo:paragraph-rsid="00c8ff61"/>
    </style:style>
    <style:style style:name="P86" style:family="paragraph" style:parent-style-name="Table_20_Contents">
      <style:text-properties fo:language="en" fo:country="US" officeooo:rsid="0074d680" officeooo:paragraph-rsid="00e3acb3"/>
    </style:style>
    <style:style style:name="P87" style:family="paragraph" style:parent-style-name="Table_20_Contents">
      <style:text-properties fo:language="en" fo:country="US" officeooo:rsid="0074d680" officeooo:paragraph-rsid="00c842a2"/>
    </style:style>
    <style:style style:name="P88" style:family="paragraph" style:parent-style-name="Table_20_Contents">
      <style:text-properties fo:language="en" fo:country="US" officeooo:rsid="0074d680" officeooo:paragraph-rsid="0119aaf3"/>
    </style:style>
    <style:style style:name="P89" style:family="paragraph" style:parent-style-name="Table_20_Contents">
      <style:text-properties fo:language="ru" fo:country="RU" officeooo:rsid="0074d680" officeooo:paragraph-rsid="0074d680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b9c38e" loext:padding="0cm" loext:border="none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112afcf" loext:padding="0cm" loext:border="none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c2e031" loext:padding="0cm" loext:border="none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1170150" loext:padding="0cm" loext:border="none"/>
    </style:style>
    <style:style style:name="P94" style:family="paragraph" style:parent-style-name="Table_20_Contents">
      <style:text-properties officeooo:paragraph-rsid="0074d680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e747cd" loext:padding="0cm" loext:border="none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e9eb90" loext:padding="0cm" loext:border="none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ec47b5" loext:padding="0cm" loext:border="none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db978e" loext:padding="0cm" loext:border="none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ece1dc" loext:padding="0cm" loext:border="none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f76442" loext:padding="0cm" loext:border="none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f7fdb8" loext:padding="0cm" loext:border="none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d5ae06" loext:padding="0cm" loext:border="none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d7661d" loext:padding="0cm" loext:border="none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e00df8" loext:padding="0cm" loext:border="none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e12c54" loext:padding="0cm" loext:border="none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bad814" loext:padding="0cm" loext:border="none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11395ec" loext:padding="0cm" loext:border="none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c673dc" loext:padding="0cm" loext:border="none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11811ed" loext:padding="0cm" loext:border="none"/>
    </style:style>
    <style:style style:name="P110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0e81e9" style:font-size-asian="14pt" style:font-weight-asian="bold" style:font-name-complex="Lohit Devanagari" style:font-size-complex="14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0f9f93" style:font-size-asian="14pt" style:font-weight-asian="bold" style:font-name-complex="Lohit Devanagari" style:font-size-complex="14pt" style:font-weight-complex="bold"/>
    </style:style>
    <style:style style:name="P11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13" style:family="paragraph" style:parent-style-name="Text_20_body" style:list-style-name="L1">
      <style:text-properties officeooo:rsid="00612ad1" officeooo:paragraph-rsid="00612ad1"/>
    </style:style>
    <style:style style:name="P114" style:family="paragraph" style:parent-style-name="Text_20_body" style:list-style-name="L1">
      <style:text-properties officeooo:rsid="005f2da5" officeooo:paragraph-rsid="005f2da5"/>
    </style:style>
    <style:style style:name="P115" style:family="paragraph" style:parent-style-name="Text_20_body" style:list-style-name="L1">
      <style:text-properties officeooo:rsid="005f2da5" officeooo:paragraph-rsid="00612ad1"/>
    </style:style>
    <style:style style:name="P116" style:family="paragraph" style:parent-style-name="Text_20_body" style:list-style-name="L1">
      <style:text-properties officeooo:rsid="0060799e" officeooo:paragraph-rsid="0060799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0799e"/>
    </style:style>
    <style:style style:name="T13" style:family="text">
      <style:text-properties officeooo:rsid="00612ad1"/>
    </style:style>
    <style:style style:name="T14" style:family="text">
      <style:text-properties officeooo:rsid="0062fc6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65a154"/>
    </style:style>
    <style:style style:name="T17" style:family="text">
      <style:text-properties fo:language="en" fo:country="US" officeooo:rsid="0077a41e"/>
    </style:style>
    <style:style style:name="T18" style:family="text">
      <style:text-properties fo:language="en" fo:country="US" officeooo:rsid="00790e88"/>
    </style:style>
    <style:style style:name="T19" style:family="text">
      <style:text-properties fo:language="en" fo:country="US" officeooo:rsid="00a01336"/>
    </style:style>
    <style:style style:name="T20" style:family="text">
      <style:text-properties fo:language="en" fo:country="US" officeooo:rsid="00a1c94f"/>
    </style:style>
    <style:style style:name="T21" style:family="text">
      <style:text-properties fo:language="en" fo:country="US" fo:font-style="normal" officeooo:rsid="00b63488" style:font-style-asian="normal" style:font-style-complex="normal"/>
    </style:style>
    <style:style style:name="T22" style:family="text">
      <style:text-properties fo:language="en" fo:country="US" officeooo:rsid="00be4647"/>
    </style:style>
    <style:style style:name="T23" style:family="text">
      <style:text-properties fo:language="en" fo:country="US" officeooo:rsid="00c00ba4"/>
    </style:style>
    <style:style style:name="T24" style:family="text">
      <style:text-properties fo:language="en" fo:country="US" officeooo:rsid="00c10a28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66f3a0"/>
    </style:style>
    <style:style style:name="T27" style:family="text">
      <style:text-properties fo:language="ru" fo:country="RU" officeooo:rsid="00790e88"/>
    </style:style>
    <style:style style:name="T28" style:family="text">
      <style:text-properties fo:language="ru" fo:country="RU" officeooo:rsid="006f0e03"/>
    </style:style>
    <style:style style:name="T29" style:family="text">
      <style:text-properties fo:language="ru" fo:country="RU" officeooo:rsid="008c2f81"/>
    </style:style>
    <style:style style:name="T30" style:family="text">
      <style:text-properties fo:language="ru" fo:country="RU" officeooo:rsid="00719e3c"/>
    </style:style>
    <style:style style:name="T31" style:family="text">
      <style:text-properties fo:language="ru" fo:country="RU" officeooo:rsid="0094fbf7"/>
    </style:style>
    <style:style style:name="T32" style:family="text">
      <style:text-properties fo:language="ru" fo:country="RU" officeooo:rsid="00a78ee1"/>
    </style:style>
    <style:style style:name="T33" style:family="text">
      <style:text-properties fo:language="ru" fo:country="RU" officeooo:rsid="00a86b1d"/>
    </style:style>
    <style:style style:name="T34" style:family="text">
      <style:text-properties fo:language="ru" fo:country="RU" officeooo:rsid="00be4647"/>
    </style:style>
    <style:style style:name="T35" style:family="text">
      <style:text-properties fo:language="ru" fo:country="RU" officeooo:rsid="00dc6780"/>
    </style:style>
    <style:style style:name="T36" style:family="text">
      <style:text-properties fo:language="ru" fo:country="RU" officeooo:rsid="00e6e8d7"/>
    </style:style>
    <style:style style:name="T37" style:family="text">
      <style:text-properties fo:language="ru" fo:country="RU" officeooo:rsid="0075a2f7"/>
    </style:style>
    <style:style style:name="T38" style:family="text">
      <style:text-properties fo:language="ru" fo:country="RU" officeooo:rsid="00fdce31"/>
    </style:style>
    <style:style style:name="T39" style:family="text">
      <style:text-properties fo:language="ru" fo:country="RU" officeooo:rsid="00ff5a36"/>
    </style:style>
    <style:style style:name="T40" style:family="text">
      <style:text-properties fo:language="ru" fo:country="RU" officeooo:rsid="0100b710"/>
    </style:style>
    <style:style style:name="T41" style:family="text">
      <style:text-properties fo:language="ru" fo:country="RU" officeooo:rsid="01015fe9"/>
    </style:style>
    <style:style style:name="T42" style:family="text">
      <style:text-properties fo:language="ru" fo:country="RU" officeooo:rsid="01029665"/>
    </style:style>
    <style:style style:name="T43" style:family="text">
      <style:text-properties fo:language="ru" fo:country="RU" officeooo:rsid="01046330"/>
    </style:style>
    <style:style style:name="T44" style:family="text">
      <style:text-properties fo:language="ru" fo:country="RU" officeooo:rsid="00a01336"/>
    </style:style>
    <style:style style:name="T45" style:family="text">
      <style:text-properties officeooo:rsid="006be4b5"/>
    </style:style>
    <style:style style:name="T46" style:family="text">
      <style:text-properties officeooo:rsid="006c34d8"/>
    </style:style>
    <style:style style:name="T47" style:family="text">
      <style:text-properties officeooo:rsid="006aa44c"/>
    </style:style>
    <style:style style:name="T48" style:family="text">
      <style:text-properties officeooo:rsid="006b0ad4"/>
    </style:style>
    <style:style style:name="T49" style:family="text">
      <style:text-properties officeooo:rsid="00709d81"/>
    </style:style>
    <style:style style:name="T50" style:family="text">
      <style:text-properties officeooo:rsid="00744d1c"/>
    </style:style>
    <style:style style:name="T51" style:family="text">
      <style:text-properties officeooo:rsid="00746130"/>
    </style:style>
    <style:style style:name="T52" style:family="text">
      <style:text-properties officeooo:rsid="007a6023"/>
    </style:style>
    <style:style style:name="T53" style:family="text">
      <style:text-properties officeooo:rsid="007da9ba"/>
    </style:style>
    <style:style style:name="T54" style:family="text">
      <style:text-properties officeooo:rsid="006b0e7e"/>
    </style:style>
    <style:style style:name="T55" style:family="text">
      <style:text-properties officeooo:rsid="006d37a8"/>
    </style:style>
    <style:style style:name="T56" style:family="text">
      <style:text-properties officeooo:rsid="006f0e03"/>
    </style:style>
    <style:style style:name="T57" style:family="text">
      <style:text-properties officeooo:rsid="0075a2f7"/>
    </style:style>
    <style:style style:name="T58" style:family="text">
      <style:text-properties officeooo:rsid="008a4dd8"/>
    </style:style>
    <style:style style:name="T59" style:family="text">
      <style:text-properties officeooo:rsid="008d3178"/>
    </style:style>
    <style:style style:name="T60" style:family="text">
      <style:text-properties officeooo:rsid="00947bb5"/>
    </style:style>
    <style:style style:name="T61" style:family="text">
      <style:text-properties officeooo:rsid="00970498"/>
    </style:style>
    <style:style style:name="T62" style:family="text">
      <style:text-properties officeooo:rsid="00a01336"/>
    </style:style>
    <style:style style:name="T63" style:family="text">
      <style:text-properties officeooo:rsid="00a78ee1"/>
    </style:style>
    <style:style style:name="T64" style:family="text">
      <style:text-properties officeooo:rsid="00aaa78b"/>
    </style:style>
    <style:style style:name="T65" style:family="text">
      <style:text-properties officeooo:rsid="00be4647"/>
    </style:style>
    <style:style style:name="T66" style:family="text">
      <style:text-properties officeooo:rsid="00c3122e"/>
    </style:style>
    <style:style style:name="T67" style:family="text">
      <style:text-properties officeooo:rsid="00d5ee24"/>
    </style:style>
    <style:style style:name="T68" style:family="text">
      <style:text-properties officeooo:rsid="00dc6780"/>
    </style:style>
    <style:style style:name="T69" style:family="text">
      <style:text-properties officeooo:rsid="00dedcd5"/>
    </style:style>
    <style:style style:name="T70" style:family="text">
      <style:text-properties officeooo:rsid="00ee8866"/>
    </style:style>
    <style:style style:name="T71" style:family="text">
      <style:text-properties officeooo:rsid="010db689"/>
    </style:style>
    <style:style style:name="T72" style:family="text">
      <style:text-properties officeooo:rsid="0007cbb5"/>
    </style:style>
    <style:style style:name="T73" style:family="text">
      <style:text-properties officeooo:rsid="0110b96d"/>
    </style:style>
    <style:style style:name="T74" style:family="text">
      <style:text-properties officeooo:rsid="01170150"/>
    </style:style>
    <style:style style:name="T75" style:family="text">
      <style:text-properties officeooo:rsid="011f020f"/>
    </style:style>
    <style:style style:name="T76" style:family="text">
      <style:text-properties officeooo:rsid="01228058"/>
    </style:style>
    <style:style style:name="T77" style:family="text">
      <style:text-properties officeooo:rsid="01279f55"/>
    </style:style>
    <style:style style:name="T78" style:family="text">
      <style:text-properties officeooo:rsid="0128b977"/>
    </style:style>
    <style:style style:name="T79" style:family="text">
      <style:text-properties officeooo:rsid="012968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12">Министерство образования, науки и молодежной политики</text:p>
      <text:p text:style-name="P7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6">4</text:span></text:p>
      <text:p text:style-name="P17">по теме:</text:p>
      <text:h text:style-name="P61" text:outline-level="1">Тестирование «Черным ящиком»</text:h>
      <text:p text:style-name="Заголовок_20_2_20_титул"/>
      <text:p text:style-name="P9"><text:span text:style-name="T5">Выполн</text:span><text:span text:style-name="T6">ил:</text:span><text:span text:style-name="T3"> </text:span></text:p>
      <text:p text:style-name="P9"><text:span text:style-name="T4">студент ЕПК,</text:span> <text:span text:style-name="T4">группа</text:span> <text:span text:style-name="T26">И-22</text:span></text:p>
      <text:p text:style-name="P20">Синицын М. В.</text:p>
      <text:p text:style-name="P13"><text:span text:style-name="T4">Проверил</text:span>:</text:p>
      <text:p text:style-name="P8"><text:span text:style-name="T4">преподаватель </text:span><text:span text:style-name="T9">курса</text:span></text:p>
      <text:p text:style-name="P11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</text:span></text:span><text:span text:style-name="Emphasis"><text:span text:style-name="T21">4</text:span></text:span></text:p>
      <text:p text:style-name="P21"><text:span text:style-name="T5">Цель работы:</text:span> изучить метод тестирования «Черным ящиком»</text:p>
      <text:h text:style-name="P62" text:outline-level="2" text:is-list-header="true"><text:span text:style-name="T8">1 </text:span><text:span text:style-name="T7">Постановка задачи </text:span></text:h>
      <text:p text:style-name="Text_20_body">Дан код консольной игровой программы «Морской бой» <text:span text:style-name="T11">составленной на языке программирования C++. </text:span><text:span text:style-name="T13">Порядок выполнения работы</text:span></text:p>
      <text:list text:style-name="L1">
        <text:list-item>
          <text:p text:style-name="P113">Изучить вид тестирования «Черным ящиком»</text:p>
        </text:list-item>
        <text:list-item>
          <text:p text:style-name="P114">Изучить интерфейс программы;</text:p>
        </text:list-item>
        <text:list-item>
          <text:p text:style-name="P115">Выполнить тестирование;</text:p>
        </text:list-item>
        <text:list-item>
          <text:p text:style-name="P114">Составить тест-кейс по образцу;</text:p>
        </text:list-item>
        <text:list-item>
          <text:p text:style-name="P114">Составить баг-репорт. Приложить скриншоты дефектов программы.</text:p>
        </text:list-item>
        <text:list-item>
          <text:p text:style-name="P116">Сделать вывод (указать в чем вы видите несовершенство программы, пути улучшения программы; <text:span text:style-name="T14">анализ кодирования производить не нужно!</text:span>). </text:p>
        </text:list-item>
      </text:list>
      <text:p text:style-name="P19"/>
      <text:h text:style-name="P63" text:outline-level="2"/>
      <text:h text:style-name="P64" text:outline-level="2">2 Документация</text:h>
      <text:p text:style-name="Table">Таблица <text:sequence text:ref-name="refTable0" text:name="Table" text:formula="ooow:Table+1" style:num-format="1">1</text:sequence>. <text:span text:style-name="T45">тест-кейсы </text:span><text:span text:style-name="T46">для программы морской бо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5">Название</text:p>
          </table:table-cell>
          <table:table-cell table:style-name="Таблица1.A1" office:value-type="string">
            <text:p text:style-name="P15">Входные данные</text:p>
          </table:table-cell>
          <table:table-cell table:style-name="Таблица1.A1" office:value-type="string">
            <text:p text:style-name="P15">Предусловие</text:p>
          </table:table-cell>
          <table:table-cell table:style-name="Таблица1.A1" office:value-type="string">
            <text:p text:style-name="P15">Шаги</text:p>
          </table:table-cell>
          <table:table-cell table:style-name="Таблица1.A1" office:value-type="string">
            <text:p text:style-name="P15">Ожидаемый результат</text:p>
          </table:table-cell>
          <table:table-cell table:style-name="Таблица1.G1" office:value-type="string">
            <text:p text:style-name="P15">Статус</text:p>
          </table:table-cell>
        </table:table-row>
        <table:table-row table:style-name="Таблица1.2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27">Запуск игрового процесса</text:p>
          </table:table-cell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2">Запустить <text:span text:style-name="T47">консольное </text:span>приложение </text:p>
          </table:table-cell>
          <table:table-cell table:style-name="Таблица1.A2" office:value-type="string">
            <text:p text:style-name="P22">1. <text:span text:style-name="T51">Ввести «</text:span><text:span text:style-name="T17">1</text:span><text:span text:style-name="T51">»</text:span><text:line-break/></text:p>
          </table:table-cell>
          <table:table-cell table:style-name="Таблица1.A2" office:value-type="string">
            <text:p text:style-name="P23">1. <text:span text:style-name="T48">Вывод сообщения «</text:span><text:span text:style-name="T49">Вв</text:span><text:span text:style-name="T48">едите координаты <text:s/>кораблей:</text:span></text:p>
            <text:p text:style-name="P28">горизонтальные - нос слева</text:p>
            <text:p text:style-name="P28">вертикальные - нос сверху;</text:p>
            <text:p text:style-name="P23"><text:span text:style-name="T48">начало координат левый верхний угол.»</text:span><text:line-break/>2. <text:span text:style-name="T48">Появление Карты-подсказки</text:span></text:p>
          </table:table-cell>
          <table:table-cell table:style-name="Таблица1.G2" office:value-type="string">
            <text:p text:style-name="P22">Passed</text:p>
          </table:table-cell>
        </table:table-row>
        <table:table-row table:style-name="Таблица1.2"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27">Запуск игрового процесса <text:span text:style-name="T50">с нестандартным вводом данных</text:span></text:p>
          </table:table-cell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2">Запустить <text:span text:style-name="T47">консольное </text:span>приложение </text:p>
          </table:table-cell>
          <table:table-cell table:style-name="Таблица1.A2" office:value-type="string">
            <text:p text:style-name="P22">1. <text:span text:style-name="T27">Ввести «</text:span><text:span text:style-name="T18">2</text:span><text:span text:style-name="T27">»</text:span><text:line-break/></text:p>
          </table:table-cell>
          <table:table-cell table:style-name="Таблица1.A2" office:value-type="string">
            <text:p text:style-name="P23">1. <text:span text:style-name="T48">Вывод сообщения </text:span><text:span text:style-name="T52">о неправильном вводе</text:span></text:p>
            <text:p text:style-name="P29">2. Программа перезапуститься</text:p>
          </table:table-cell>
          <table:table-cell table:style-name="Таблица1.G2" office:value-type="string">
            <text:p text:style-name="P31"><text:span text:style-name="T53">F</text:span>ailed</text:p>
          </table:table-cell>
        </table:table-row>
        <table:table-row table:style-name="Таблица1.4">
          <table:table-cell table:style-name="Таблица1.A2" office:value-type="string">
            <text:p text:style-name="P38">3</text:p>
          </table:table-cell>
          <table:table-cell table:style-name="Таблица1.A2" office:value-type="string">
            <text:p text:style-name="P22"><text:s/><text:span text:style-name="T55">Выход размещаемого корабля за границу</text:span></text:p>
          </table:table-cell>
          <table:table-cell table:style-name="Таблица1.A2" office:value-type="string">
            <text:p text:style-name="P44">10, 10</text:p>
          </table:table-cell>
          <table:table-cell table:style-name="Таблица1.A2" office:value-type="string">
            <text:p text:style-name="P45">Началась расстановка кораблей</text:p>
          </table:table-cell>
          <table:table-cell table:style-name="Таблица1.A2" office:value-type="string">
            <text:p text:style-name="P22">1. <text:span text:style-name="T28">Выбрать способ установки корабля «Горизонтальный»</text:span></text:p>
          </table:table-cell>
          <table:table-cell table:style-name="Таблица1.A2" office:value-type="string">
            <text:p text:style-name="P22">1. <text:span text:style-name="T56">Предупреждение, что корабль выходит за границы поля</text:span></text:p>
          </table:table-cell>
          <table:table-cell table:style-name="Таблица1.G2" office:value-type="string">
            <text:p text:style-name="P33">Failed</text:p>
          </table:table-cell>
        </table:table-row>
        <table:table-row table:style-name="Таблица1.5"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46"><text:s/>Победа <text:soft-page-break/>над противником <text:span text:style-name="T58">или проигрыш игрока</text:span>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52">Идёт процесс <text:soft-page-break/>игры</text:p>
          </table:table-cell>
          <table:table-cell table:style-name="Таблица1.A2" office:value-type="string">
            <text:p text:style-name="P22">1. <text:s/><text:span text:style-name="T56">Победить противника, </text:span><text:soft-page-break/><text:span text:style-name="T29">или проиграть</text:span></text:p>
          </table:table-cell>
          <table:table-cell table:style-name="Таблица1.A2" office:value-type="string">
            <text:p text:style-name="P22">1. <text:s/><text:span text:style-name="T56">Вывод сообщенния </text:span><text:span text:style-name="T59">о </text:span><text:soft-page-break/><text:span text:style-name="T59">победе игрока либо о его поражении</text:span></text:p>
          </table:table-cell>
          <table:table-cell table:style-name="Таблица1.G2" office:value-type="string">
            <text:p text:style-name="P34">Failed</text:p>
          </table:table-cell>
        </table:table-row>
        <table:table-row table:style-name="Таблица1.5">
          <table:table-cell table:style-name="Таблица1.A2" office:value-type="string">
            <text:p text:style-name="P35">5</text:p>
          </table:table-cell>
          <table:table-cell table:style-name="Таблица1.A2" office:value-type="string">
            <text:p text:style-name="P47">«Выстрел» в клетку выходящую за пределы <text:span text:style-name="T61">поля</text:span></text:p>
          </table:table-cell>
          <table:table-cell table:style-name="Таблица1.A2" office:value-type="string">
            <text:p text:style-name="P53">11, 11</text:p>
          </table:table-cell>
          <table:table-cell table:style-name="Таблица1.A2" office:value-type="string">
            <text:p text:style-name="P53">Запущен процесс игры</text:p>
          </table:table-cell>
          <table:table-cell table:style-name="Таблица1.A2" office:value-type="string">
            <text:p text:style-name="P53">1. Ввести координате <text:span text:style-name="T15">X </text:span><text:span text:style-name="T25">значение 11.</text:span></text:p>
            <text:p text:style-name="P53"><text:span text:style-name="T25">2. Ввести координате </text:span><text:span text:style-name="T15">Y </text:span><text:span text:style-name="T25">значение 11.</text:span></text:p>
            <text:p text:style-name="P53"><text:span text:style-name="T25">3. Нажать </text:span><text:span text:style-name="T15">Enter</text:span></text:p>
          </table:table-cell>
          <table:table-cell table:style-name="Таблица1.A2" office:value-type="string">
            <text:p text:style-name="P53">1. <text:span text:style-name="T56">Предупреждение, что </text:span>указанные координаты выстрела<text:span text:style-name="T56"> выход</text:span>я<text:span text:style-name="T56">т за границы поля</text:span></text:p>
          </table:table-cell>
          <table:table-cell table:style-name="Таблица1.G2" office:value-type="string">
            <text:p text:style-name="P36">Failed</text:p>
          </table:table-cell>
        </table:table-row>
        <table:table-row table:style-name="Таблица1.5">
          <table:table-cell table:style-name="Таблица1.A2" office:value-type="string">
            <text:p text:style-name="P39">6 </text:p>
          </table:table-cell>
          <table:table-cell table:style-name="Таблица1.A2" office:value-type="string">
            <text:p text:style-name="P48">Размещение кораблей не по правилам игры (наложением друг на друга)</text:p>
          </table:table-cell>
          <table:table-cell table:style-name="Таблица1.A2" office:value-type="string">
            <text:p text:style-name="P55">4,<text:span text:style-name="T15">5 </text:span></text:p>
          </table:table-cell>
          <table:table-cell table:style-name="Таблица1.A2" office:value-type="string">
            <text:p text:style-name="P45">Началась расстановка кораблей</text:p>
          </table:table-cell>
          <table:table-cell table:style-name="Таблица1.A2" office:value-type="string">
            <text:p text:style-name="P54">1. Ввести координате <text:span text:style-name="T15">X </text:span><text:span text:style-name="T25">значение </text:span><text:span text:style-name="T30">4</text:span><text:span text:style-name="T25">.</text:span></text:p>
            <text:p text:style-name="P54"><text:span text:style-name="T25">2. Ввести координате </text:span><text:span text:style-name="T15">Y </text:span><text:span text:style-name="T25">значение </text:span><text:span text:style-name="T31">5</text:span><text:span text:style-name="T30">.</text:span></text:p>
            <text:p text:style-name="P49">3. Выбрать способ размещения «<text:span text:style-name="T60">горизонтальный</text:span>»</text:p>
            <text:p text:style-name="P49">4. Повтроить те же действия для всех типов кораблей</text:p>
          </table:table-cell>
          <table:table-cell table:style-name="Таблица1.A2" office:value-type="string">
            <text:p text:style-name="P56">1. Предупреждение о запрете размещения кораблей на одних и тех же координатах</text:p>
          </table:table-cell>
          <table:table-cell table:style-name="Таблица1.G2" office:value-type="string">
            <text:p text:style-name="P37">Failed</text:p>
          </table:table-cell>
        </table:table-row>
        <table:table-row table:style-name="Таблица1.5">
          <table:table-cell table:style-name="Таблица1.A2" office:value-type="string">
            <text:p text:style-name="P50">7</text:p>
          </table:table-cell>
          <table:table-cell table:style-name="Таблица1.A2" office:value-type="string">
            <text:p text:style-name="P22"><text:s/><text:span text:style-name="T54">Закрытие приложения</text:span></text:p>
          </table:table-cell>
          <table:table-cell table:style-name="Таблица1.A2" office:value-type="string">
            <text:p text:style-name="P43">0</text:p>
          </table:table-cell>
          <table:table-cell table:style-name="Таблица1.A2" office:value-type="string">
            <text:p text:style-name="P22">Запустить <text:span text:style-name="T54">консольное</text:span> приложение</text:p>
          </table:table-cell>
          <table:table-cell table:style-name="Таблица1.A2" office:value-type="string">
            <text:p text:style-name="P24">1. <text:span text:style-name="T62">Ввести </text:span><text:span text:style-name="T44">ц</text:span><text:span text:style-name="T20">и</text:span><text:span text:style-name="T44">фру</text:span><text:span text:style-name="T62"> «</text:span><text:span text:style-name="T19">0</text:span><text:span text:style-name="T62">»</text:span></text:p>
          </table:table-cell>
          <table:table-cell table:style-name="Таблица1.A2" office:value-type="string">
            <text:p text:style-name="P22">1. <text:span text:style-name="T54">Закрытие приложения</text:span></text:p>
          </table:table-cell>
          <table:table-cell table:style-name="Таблица1.G2" office:value-type="string">
            <text:p text:style-name="P32">Passed</text:p>
          </table:table-cell>
        </table:table-row>
        <table:table-row table:style-name="Таблица1.5">
          <table:table-cell table:style-name="Таблица1.A2" office:value-type="string">
            <text:p text:style-name="P40">8 </text:p>
          </table:table-cell>
          <table:table-cell table:style-name="Таблица1.A2" office:value-type="string">
            <text:p text:style-name="P51">Ввод символа при запуске <text:soft-page-break/>игрового процесса</text:p>
          </table:table-cell>
          <table:table-cell table:style-name="Таблица1.A2" office:value-type="string">
            <text:p text:style-name="P41">w</text:p>
          </table:table-cell>
          <table:table-cell table:style-name="Таблица1.A2" office:value-type="string">
            <text:p text:style-name="P25">Запустить <text:span text:style-name="T54">консольное</text:span> приложение</text:p>
          </table:table-cell>
          <table:table-cell table:style-name="Таблица1.A2" office:value-type="string">
            <text:p text:style-name="P41">1. <text:span text:style-name="T25">Вв</text:span><text:span text:style-name="T32">ести символ «</text:span><text:span text:style-name="T63">w</text:span><text:span text:style-name="T32">» </text:span><text:span text:style-name="T33">или любой другую букву</text:span></text:p>
          </table:table-cell>
          <table:table-cell table:style-name="Таблица1.A2" office:value-type="string">
            <text:p text:style-name="P26">1. <text:span text:style-name="T48">Вывод сообщения </text:span><text:span text:style-name="T52">о неправильном вводе</text:span></text:p>
            <text:p text:style-name="P30">2. Программа перезапуститься</text:p>
          </table:table-cell>
          <table:table-cell table:style-name="Таблица1.G2" office:value-type="string">
            <text:p text:style-name="P42">Faile<text:span text:style-name="T64">d</text:span></text:p>
          </table:table-cell>
        </table:table-row>
      </table:table>
      <text:p text:style-name="Standard"/>
      <text:p text:style-name="P18"/>
      <text:p text:style-name="P60"/>
      <text:p text:style-name="Table"/>
      <text:p text:style-name="P60">Таблица <text:sequence text:ref-name="refTable1" text:name="Table" text:formula="ooow:Table+1" style:num-format="1">2</text:sequence>: Баг репорт №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 table:number-columns-repeated="2"/>
        <table:table-column table:style-name="Таблица2.A"/>
        <table:table-row>
          <table:table-cell table:style-name="Таблица2.A1" office:value-type="string">
            <text:p text:style-name="P110">Заголовок </text:p>
          </table:table-cell>
          <table:table-cell table:style-name="Таблица2.A1" office:value-type="string">
            <text:p text:style-name="P110">Описание </text:p>
          </table:table-cell>
          <table:table-cell table:style-name="Таблица2.A1" office:value-type="string">
            <text:p text:style-name="P110">Шаги воспроизведения </text:p>
          </table:table-cell>
          <table:table-cell table:style-name="Таблица2.A1" office:value-type="string">
            <text:p text:style-name="P110">Фактический результат</text:p>
          </table:table-cell>
          <table:table-cell table:style-name="Таблица2.A1" office:value-type="string">
            <text:p text:style-name="P110">Ожидаемый результат</text:p>
          </table:table-cell>
          <table:table-cell table:style-name="Таблица2.F1" office:value-type="string">
            <text:p text:style-name="P111">Окр<text:span text:style-name="T73">ужение </text:span></text:p>
          </table:table-cell>
        </table:table-row>
        <table:table-row>
          <table:table-cell table:style-name="Таблица2.A2" office:value-type="string">
            <text:p text:style-name="P91">Ввод <text:span text:style-name="T79">буквы</text:span> при запуске <text:span text:style-name="T77">программы</text:span></text:p>
          </table:table-cell>
          <table:table-cell table:style-name="Таблица2.A2" office:value-type="string">
            <text:p text:style-name="P107">При вводе символа программа за<text:span text:style-name="T75">вершает свою работу без какого-либо вывода</text:span></text:p>
          </table:table-cell>
          <table:table-cell table:style-name="Таблица2.A2" office:value-type="string">
            <text:p text:style-name="P80">1. Запустить программу </text:p>
            <text:p text:style-name="P80">2. <text:span text:style-name="T65">Ввести в поле начала и</text:span><text:span text:style-name="T34">гры символ букву</text:span><text:span text:style-name="T22">(</text:span><text:span text:style-name="T34">н. п. «</text:span><text:span text:style-name="T23">w</text:span><text:span text:style-name="T34">»</text:span><text:span text:style-name="T24">)</text:span></text:p>
            <text:p text:style-name="P76"><text:span text:style-name="T24">3. </text:span><text:span text:style-name="T25">Нажать </text:span><text:span text:style-name="T15">Enter</text:span></text:p>
          </table:table-cell>
          <table:table-cell table:style-name="Таблица2.A2" office:value-type="string">
            <text:p text:style-name="P93">Программа завершила <text:span text:style-name="T74">работу</text:span></text:p>
          </table:table-cell>
          <table:table-cell table:style-name="Таблица2.A2" office:value-type="string">
            <text:p text:style-name="P109"><text:s/><text:span text:style-name="T76">П</text:span>рограмма выводит сообщение о некорректном вводе</text:p>
          </table:table-cell>
          <table:table-cell table:style-name="Таблица2.F2" office:value-type="string">
            <text:p text:style-name="P88">Visual Studio, <text:span text:style-name="T25">ОС — </text:span>Windows 10.</text:p>
          </table:table-cell>
        </table:table-row>
      </table:table>
      <text:p text:style-name="Table"/>
      <text:p text:style-name="P57"/>
      <text:p text:style-name="P71"/>
      <text:p text:style-name="P58"/>
      <text:p text:style-name="P58"/>
      <text:h text:style-name="P65" text:outline-level="2"><text:span text:style-name="T12">3</text:span> <text:span text:style-name="T36">Вывод</text:span></text:h>
      <text:p text:style-name="P59"><text:span text:style-name="T36">В </text:span><text:span text:style-name="T25">ходе тестирования игры морской бой, выявились существенные недостатки программы, среди которых отсутствие обработки исключений, </text:span><text:span text:style-name="T38">неправильная реализация логики игры. </text:span><text:span text:style-name="T39">Необходимо добавить в программу обработку исключений, чтобы избежать нежелательных аварийных зав</text:span><text:span text:style-name="T42">е</text:span><text:span text:style-name="T39">ршений программы </text:span><text:span text:style-name="T40">при некорректном вводе данных</text:span><text:span text:style-name="T39">, также следует исправить логику игры, добавить возможность выигрыша или проигрыша </text:span><text:span text:style-name="T41">в ней</text:span><text:span text:style-name="T42">, необходимо исправить механику размещения кораблей на поле, которая в текущем состоянии также «лом</text:span><text:span text:style-name="T43">ает» логику игр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4H27M38S</meta:editing-duration>
    <meta:editing-cycles>158</meta:editing-cycles>
    <meta:generator>LibreOffice/7.6.2.1$Windows_X86_64 LibreOffice_project/56f7684011345957bbf33a7ee678afaf4d2ba333</meta:generator>
    <dc:title>Реферат ГОСТ</dc:title>
    <dc:date>2024-04-18T16:07:47.155000000</dc:date>
    <meta:document-statistic meta:table-count="2" meta:image-count="0" meta:object-count="0" meta:page-count="6" meta:paragraph-count="115" meta:word-count="505" meta:character-count="3621" meta:non-whitespace-character-count="321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